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2" fo:orphans="2" fo:break-before="page" style:vertical-align="auto" fo:background-color="#00224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6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7" style:parent-style-name="Основнойшрифтабзаца" style:family="text">
      <style:text-properties style:font-name="Courier New" style:font-name-asian="Times New Roman" style:font-name-complex="Courier New" fo:color="#FF628C" style:letter-kerning="false" fo:font-size="10pt" style:font-size-asian="10pt" style:font-size-complex="10pt"/>
    </style:style>
    <style:style style:name="T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3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1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17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18" style:parent-style-name="Основнойшрифтабзаца" style:family="text">
      <style:text-properties style:font-name="Courier New" style:font-name-asian="Times New Roman" style:font-name-complex="Courier New" fo:color="#FF628C" style:letter-kerning="false" fo:font-size="10pt" style:font-size-asian="10pt" style:font-size-complex="10pt"/>
    </style:style>
    <style:style style:name="T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2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4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2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7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28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29" style:parent-style-name="Основнойшрифтабзаца" style:family="text">
      <style:text-properties style:font-name="Courier New" style:font-name-asian="Times New Roman" style:font-name-complex="Courier New" fo:color="#FF628C" style:letter-kerning="false" fo:font-size="10pt" style:font-size-asian="10pt" style:font-size-complex="10pt"/>
    </style:style>
    <style:style style:name="T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3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5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3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8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39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4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4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4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9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5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2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53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5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9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6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2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63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6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8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6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1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72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7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7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7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0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68E868" style:letter-kerning="false" fo:font-size="10pt" style:font-size-asian="10pt" style:font-size-complex="10pt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6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8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89" style:parent-style-name="Основнойшрифтабзаца" style:family="text">
      <style:text-properties style:font-name="Courier New" style:font-name-asian="Times New Roman" style:font-name-complex="Courier New" fo:color="#80FFBB" style:letter-kerning="false" fo:font-size="10pt" style:font-size-asian="10pt" style:font-size-complex="10pt"/>
    </style:style>
    <style:style style:name="T90" style:parent-style-name="Основнойшрифтабзаца" style:family="text">
      <style:text-properties style:font-name="Courier New" style:font-name-asian="Times New Roman" style:font-name-complex="Courier New" fo:color="#FFFFFF" style:letter-kerning="false" fo:font-size="10pt" style:font-size-asian="10pt" style:font-size-complex="10pt"/>
    </style:style>
    <style:style style:name="T91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9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</office:automatic-styles>
  <office:body>
    <office:text text:use-soft-page-breaks="true">
      <text:p text:style-name="P1"><text:span text:style-name="T2">body</text:span><text:span text:style-name="T3">{</text:span><text:span text:style-name="T4"><text:line-break/><text:s text:c="4"/></text:span><text:span text:style-name="T5">width</text:span><text:span text:style-name="T6">:<text:s/></text:span><text:span text:style-name="T7">1024</text:span><text:span text:style-name="T8">px</text:span><text:span text:style-name="T9">;</text:span><text:span text:style-name="T10"><text:line-break/>}</text:span><text:span text:style-name="T11"><text:line-break/></text:span><text:span text:style-name="T12"><text:line-break/></text:span><text:span text:style-name="T13">footer</text:span><text:span text:style-name="T14">{</text:span><text:span text:style-name="T15"><text:line-break/><text:s text:c="4"/></text:span><text:span text:style-name="T16">height</text:span><text:span text:style-name="T17">:<text:s/></text:span><text:span text:style-name="T18">150</text:span><text:span text:style-name="T19">px</text:span><text:span text:style-name="T20">;</text:span><text:span text:style-name="T21"><text:line-break/>}</text:span><text:span text:style-name="T22"><text:line-break/></text:span><text:span text:style-name="T23"><text:line-break/></text:span><text:span text:style-name="T24">header</text:span><text:span text:style-name="T25">{</text:span><text:span text:style-name="T26"><text:line-break/><text:s text:c="4"/></text:span><text:span text:style-name="T27">height</text:span><text:span text:style-name="T28">:<text:s/></text:span><text:span text:style-name="T29">250</text:span><text:span text:style-name="T30">px</text:span><text:span text:style-name="T31">;</text:span><text:span text:style-name="T32"><text:line-break/>}</text:span><text:span text:style-name="T33"><text:line-break/></text:span><text:span text:style-name="T34"><text:line-break/>.</text:span><text:span text:style-name="T35">leftSide-Bar1</text:span><text:span text:style-name="T36">{</text:span><text:span text:style-name="T37"><text:line-break/><text:s text:c="4"/></text:span><text:span text:style-name="T38">float</text:span><text:span text:style-name="T39">:<text:s/></text:span><text:span text:style-name="T40">left</text:span><text:span text:style-name="T41">;</text:span><text:span text:style-name="T42"><text:line-break/>}</text:span><text:span text:style-name="T43"><text:line-break/>.</text:span><text:span text:style-name="T44">center</text:span><text:span text:style-name="T45">{</text:span><text:span text:style-name="T46"><text:line-break/></text:span><text:span text:style-name="T47"><text:line-break/>}</text:span><text:span text:style-name="T48"><text:line-break/>.</text:span><text:span text:style-name="T49">rightSide-Bar</text:span><text:span text:style-name="T50">{</text:span><text:span text:style-name="T51"><text:line-break/><text:s text:c="4"/></text:span><text:span text:style-name="T52">float</text:span><text:span text:style-name="T53">:<text:s/></text:span><text:span text:style-name="T54">right</text:span><text:span text:style-name="T55">;</text:span><text:span text:style-name="T56"><text:line-break/>}</text:span><text:span text:style-name="T57"><text:line-break/></text:span><text:span text:style-name="T58"><text:line-break/>.</text:span><text:span text:style-name="T59">yellow</text:span><text:span text:style-name="T60">{</text:span><text:span text:style-name="T61"><text:line-break/><text:s text:c="4"/></text:span><text:span text:style-name="T62">background-color</text:span><text:span text:style-name="T63">:<text:s/></text:span><text:span text:style-name="T64">yellow</text:span><text:span text:style-name="T65">;</text:span><text:span text:style-name="T66"><text:line-break/>}</text:span><text:span text:style-name="T67"><text:line-break/>.</text:span><text:span text:style-name="T68">red</text:span><text:span text:style-name="T69">{</text:span><text:span text:style-name="T70"><text:line-break/><text:s text:c="4"/></text:span><text:span text:style-name="T71">background-color</text:span><text:span text:style-name="T72">:<text:s/></text:span><text:span text:style-name="T73">red</text:span><text:span text:style-name="T74">;</text:span><text:span text:style-name="T75"><text:line-break/>}</text:span><text:span text:style-name="T76"><text:line-break/>.</text:span><text:span text:style-name="T77">blue</text:span><text:span text:style-name="T78">{</text:span><text:span text:style-name="T79"><text:line-break/><text:s text:c="4"/></text:span><text:span text:style-name="T80">background-color</text:span><text:span text:style-name="T81">:<text:s/></text:span><text:span text:style-name="T82">deepskyblue</text:span><text:span text:style-name="T83">;</text:span><text:span text:style-name="T84"><text:line-break/>}</text:span><text:span text:style-name="T85"><text:line-break/>.</text:span><text:span text:style-name="T86">grey</text:span><text:span text:style-name="T87">{</text:span><text:span text:style-name="T88"><text:line-break/><text:s text:c="4"/></text:span><text:span text:style-name="T89">background-color</text:span><text:span text:style-name="T90">:<text:s/></text:span><text:span text:style-name="T91">#cccccc</text:span><text:span text:style-name="T92">;</text:span><text:span text:style-name="T93"><text:line-break/>}</text:span></text:p>
      <text:p text:style-name="Standard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min-pc</dc:creator>
    <meta:creation-date>2009-04-16T11:32:00Z</meta:creation-date>
    <dc:date>2016-10-25T17:34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9" meta:character-count="332" meta:row-count="2" meta:non-whitespace-character-count="284"/>
  </office:meta>
</office:document-meta>
</file>